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PingFang SC" svg:font-family="'PingFang SC'"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14.539cm"/>
    </style:style>
    <style:style style:name="gr3" style:family="graphic" style:parent-style-name="standard">
      <style:graphic-properties draw:stroke="none" svg:stroke-color="#000000" draw:fill="none" draw:fill-color="#ffffff" draw:textarea-horizontal-align="left" draw:auto-grow-height="true" draw:auto-grow-width="true" fo:min-height="9.955cm" fo:min-width="22.446cm"/>
    </style:style>
    <style:style style:name="gr4" style:family="graphic" style:parent-style-name="standard">
      <style:graphic-properties draw:stroke="none" draw:fill="none" fo:min-height="9.244cm"/>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4.257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9.193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8.473cm"/>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5.078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6.479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5.107cm"/>
    </style:style>
    <style:style style:name="gr11" style:family="graphic" style:parent-style-name="standard">
      <style:graphic-properties draw:stroke="none" svg:stroke-color="#000000" draw:fill="none" draw:fill-color="#ffffff" draw:textarea-horizontal-align="left" draw:auto-grow-height="true" draw:auto-grow-width="true" fo:min-height="1.026cm" fo:min-width="3.427cm"/>
    </style:style>
    <style:style style:name="gr12" style:family="graphic" style:parent-style-name="standard">
      <style:graphic-properties draw:stroke="none" svg:stroke-color="#000000" draw:fill="none" draw:fill-color="#ffffff" draw:textarea-horizontal-align="left" draw:auto-grow-height="true" draw:auto-grow-width="true" fo:min-height="1.026cm" fo:min-width="3.935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7.152cm"/>
    </style:style>
    <style:style style:name="gr14" style:family="graphic" style:parent-style-name="standard">
      <style:graphic-properties draw:stroke="none" svg:stroke-color="#000000" draw:fill="none" draw:fill-color="#ffffff" draw:textarea-horizontal-align="left" draw:auto-grow-height="true" draw:auto-grow-width="true" fo:min-height="1.423cm" fo:min-width="9.404cm"/>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10.353cm"/>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3.558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7.787cm"/>
    </style:style>
    <style:style style:name="gr18" style:family="graphic" style:parent-style-name="standard">
      <style:graphic-properties draw:stroke="none" svg:stroke-color="#000000" draw:fill="none" draw:fill-color="#ffffff" draw:textarea-horizontal-align="left" draw:auto-grow-height="true" draw:auto-grow-width="true" fo:min-height="1.423cm" fo:min-width="9.328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2.783cm"/>
    </style:style>
    <style:style style:name="gr20" style:family="graphic" style:parent-style-name="standard">
      <style:graphic-properties draw:stroke="none" svg:stroke-color="#000000" draw:fill="none" draw:fill-color="#ffffff" draw:textarea-horizontal-align="left" draw:auto-grow-height="true" draw:auto-grow-width="true" fo:min-height="2.134cm" fo:min-width="10.78cm"/>
    </style:style>
    <style:style style:name="gr21" style:family="graphic" style:parent-style-name="standard">
      <style:graphic-properties draw:stroke="none" svg:stroke-color="#000000" draw:fill="none" draw:fill-color="#ffffff" draw:textarea-horizontal-align="left" draw:auto-grow-height="true" draw:auto-grow-width="true" fo:min-height="1.423cm" fo:min-width="0.002cm"/>
    </style:style>
    <style:style style:name="gr22" style:family="graphic" style:parent-style-name="standard">
      <style:graphic-properties draw:stroke="none" svg:stroke-color="#000000" draw:fill="none" draw:fill-color="#ffffff" draw:textarea-horizontal-align="left" draw:auto-grow-height="true" draw:auto-grow-width="true" fo:min-height="9.244cm" fo:min-width="23.458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12.625cm"/>
    </style:style>
    <style:style style:name="pr5" style:family="presentation" style:parent-style-name="Default-outline1">
      <style:graphic-properties fo:min-height="11.929cm"/>
    </style:style>
    <style:style style:name="pr6" style:family="presentation" style:parent-style-name="Default-title">
      <style:graphic-properties fo:min-height="1.737cm"/>
    </style:style>
    <style:style style:name="P1" style:family="paragraph">
      <loext:graphic-properties draw:fill-color="#ffffff"/>
    </style:style>
    <style:style style:name="P2" style:family="paragraph">
      <loext:graphic-properties draw:fill="none" draw:fill-color="#ffffff"/>
    </style:style>
    <style:style style:name="P3" style:family="paragraph">
      <loext:graphic-properties draw:fill="none"/>
    </style:style>
    <style:style style:name="P4" style:family="paragraph">
      <style:text-properties fo:font-size="18pt" style:font-size-asian="18pt" style:font-size-complex="18pt"/>
    </style:style>
    <style:style style:name="T1" style:family="text">
      <style:text-properties fo:font-size="26pt" style:font-size-asian="26pt" style:font-size-complex="26pt"/>
    </style:style>
    <style:style style:name="T2"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Testing strategy woes</text:p>
          </draw:text-box>
        </draw:frame>
        <draw:frame presentation:style-name="pr2" draw:text-style-name="P1" draw:layer="layout" svg:width="24.639cm" svg:height="12.179cm" svg:x="1.4cm" svg:y="5.347cm" presentation:class="subtitle" presentation:user-transformed="true">
          <draw:text-box>
            <text:p>Addressing shortcomings in testing strategy</text:p>
            <text:p/>
            <text:p/>
            <text:p>Stefano Borini</text:p>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Problems: developer side</text:p>
          </draw:text-box>
        </draw:frame>
        <draw:frame draw:style-name="gr2" draw:text-style-name="P2" draw:layer="layout" svg:width="15.039cm" svg:height="0.962cm" svg:x="1.606cm" svg:y="5.388cm">
          <draw:text-box>
            <text:p>Developers don't run tests before committing. Why?</text:p>
          </draw:text-box>
        </draw:frame>
        <draw:frame draw:style-name="gr3" draw:text-style-name="P2" draw:layer="layout" svg:width="22.946cm" svg:height="10.205cm" svg:x="2.032cm" svg:y="7.274cm">
          <draw:text-box>
            <text:list text:style-name="L3">
              <text:list-item>
                <text:p>The full testsuite is slow.</text:p>
                <text:p/>
              </text:list-item>
              <text:list-item>
                <text:p>The GUI testsuite is annoying.</text:p>
                <text:p/>
              </text:list-item>
              <text:list-item>
                <text:p>During the full run, you can't keep working, or you will potentially ruin the run.</text:p>
                <text:p/>
              </text:list-item>
              <text:list-item>
                <text:p>Code layout and interdependencies make it hard, if not impossible,<text:line-break/>to limit the test run only to a subset of the suite, without worrying about<text:line-break/>possible consequences in other modules, even when there should not be.<text:line-break/></text:p>
              </text:list-item>
              <text:list-item>
                <text:p>Forget to run it. Forget to check if that tiny change we did to a common <text:line-break/>module had an overall effect. Trusting developers too much. Too little focus.<text:line-break/></text:p>
              </text:list-item>
              <text:list-item>
                <text:p>With two development teams, they disrupt each other much more.</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Problems: unittest organization</text:p>
          </draw:text-box>
        </draw:frame>
        <draw:frame draw:style-name="gr4" draw:text-style-name="P3" draw:layer="layout" svg:width="22.206cm" svg:height="9.494cm" svg:x="3.194cm" svg:y="5.154cm">
          <draw:text-box>
            <text:p>Intermixing of functional tests in the unit tests.<text:line-break/></text:p>
            <text:p>Functional tests happen at unspecified times. Different machines may run functests on different versions.</text:p>
            <text:p/>
            <text:p>Functional tests run only if unit tests pass, leaving holes of knowledge<text:line-break/>about the functionality of our code.</text:p>
            <text:p/>
            <text:p>Some GUI tests are overly sensitive to small changes in positioning.</text:p>
            <text:p/>
            <text:p>The lower the layer, the more it is fundamental. A failure there prevents to test the full application.<text:line-break/></text:p>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12.625cm" svg:x="1.401cm" svg:y="-3.722cm" presentation:class="title" presentation:user-transformed="true">
          <draw:text-box>
            <text:p>Why our test run fails?</text:p>
          </draw:text-box>
        </draw:frame>
        <draw:frame draw:style-name="gr5" draw:text-style-name="P2" draw:layer="layout" svg:width="4.757cm" svg:height="0.962cm" svg:x="2.163cm" svg:y="6.234cm">
          <draw:text-box>
            <text:p>We forget a file</text:p>
          </draw:text-box>
        </draw:frame>
        <draw:frame draw:style-name="gr6" draw:text-style-name="P2" draw:layer="layout" svg:width="9.693cm" svg:height="0.962cm" svg:x="2.163cm" svg:y="7.958cm">
          <draw:text-box>
            <text:p>We forget an import/make a typo</text:p>
          </draw:text-box>
        </draw:frame>
        <draw:frame draw:style-name="gr7" draw:text-style-name="P2" draw:layer="layout" svg:width="8.973cm" svg:height="0.962cm" svg:x="2.232cm" svg:y="10.46cm">
          <draw:text-box>
            <text:p>Weird changes in external-libs</text:p>
          </draw:text-box>
        </draw:frame>
        <draw:frame draw:style-name="gr8" draw:text-style-name="P2" draw:layer="layout" svg:width="5.578cm" svg:height="0.962cm" svg:x="2.163cm" svg:y="12.314cm">
          <draw:text-box>
            <text:p>Actual broken test</text:p>
          </draw:text-box>
        </draw:frame>
        <draw:frame draw:style-name="gr9" draw:text-style-name="P2" draw:layer="layout" svg:width="6.979cm" svg:height="0.962cm" svg:x="2.163cm" svg:y="14.092cm">
          <draw:text-box>
            <text:p>Platform dependencies</text:p>
          </draw:text-box>
        </draw:frame>
        <draw:frame draw:style-name="gr10" draw:text-style-name="P2" draw:layer="layout" svg:width="5.607cm" svg:height="0.962cm" svg:x="2.163cm" svg:y="15.632cm">
          <draw:text-box>
            <text:p>Random segfaults</text:p>
          </draw:text-box>
        </draw:frame>
        <draw:frame draw:style-name="gr11" draw:text-style-name="P2" draw:layer="layout" svg:width="3.927cm" svg:height="1.276cm" svg:x="2.54cm" svg:y="4.566cm">
          <draw:text-box>
            <text:p><text:span text:style-name="T1">Problem</text:span></text:p>
          </draw:text-box>
        </draw:frame>
        <draw:frame draw:style-name="gr12" draw:text-style-name="P2" draw:layer="layout" svg:width="4.435cm" svg:height="1.276cm" svg:x="19.558cm" svg:y="4.318cm">
          <draw:text-box>
            <text:p><text:span text:style-name="T1">Mitigation</text:span></text:p>
          </draw:text-box>
        </draw:frame>
        <draw:frame draw:style-name="gr13" draw:text-style-name="P2" draw:layer="layout" svg:width="7.652cm" svg:height="0.962cm" svg:x="15.748cm" svg:y="6.096cm">
          <draw:text-box>
            <text:p>Use git ignores</text:p>
          </draw:text-box>
        </draw:frame>
        <draw:frame draw:style-name="gr14" draw:text-style-name="P2" draw:layer="layout" svg:width="9.904cm" svg:height="1.673cm" svg:x="15.748cm" svg:y="7.62cm">
          <draw:text-box>
            <text:p>As-you-type linting with pylint and</text:p>
            <text:p>An editor that supports it</text:p>
          </draw:text-box>
        </draw:frame>
        <draw:frame draw:style-name="gr15" draw:text-style-name="P2" draw:layer="layout" svg:width="10.853cm" svg:height="0.962cm" svg:x="15.748cm" svg:y="10.414cm">
          <draw:text-box>
            <text:p>Generally self-solved within 24 hours</text:p>
          </draw:text-box>
        </draw:frame>
        <draw:frame draw:style-name="gr16" draw:text-style-name="P2" draw:layer="layout" svg:width="4.058cm" svg:height="0.962cm" svg:x="15.748cm" svg:y="12.346cm">
          <draw:text-box>
            <text:p>Local testing</text:p>
          </draw:text-box>
        </draw:frame>
        <draw:frame draw:style-name="gr17" draw:text-style-name="P2" draw:layer="layout" svg:width="8.287cm" svg:height="0.962cm" svg:x="15.748cm" svg:y="14.278cm">
          <draw:text-box>
            <text:p>Hard to predict and mitigate</text:p>
          </draw:text-box>
        </draw:frame>
        <draw:frame draw:style-name="gr18" draw:text-style-name="P2" draw:layer="layout" svg:width="9.828cm" svg:height="1.673cm" svg:x="15.748cm" svg:y="15.764cm">
          <draw:text-box>
            <text:p>Simplify runtime, simpler C++,</text:p>
            <text:p>C++ debug checks, Valgrind runs</text:p>
          </draw:text-box>
        </draw:frame>
        <draw:frame draw:style-name="gr19" draw:text-style-name="P2" draw:layer="layout" svg:width="3.283cm" svg:height="0.962cm" svg:x="2.164cm" svg:y="17.833cm">
          <draw:text-box>
            <text:p>Fixed bug</text:p>
          </draw:text-box>
        </draw:frame>
        <draw:frame draw:style-name="gr20" draw:text-style-name="P2" draw:layer="layout" svg:width="11.28cm" svg:height="2.384cm" svg:x="15.749cm" svg:y="17.965cm">
          <draw:text-box>
            <text:p>Need ability for a machine to switch</text:p>
            <text:p>Branch. Only developer in charge gets</text:p>
            <text:p>Reports until back on master.</text:p>
          </draw:text-box>
        </draw:frame>
        <presentation:notes draw:style-name="dp2">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Proposed changes: development</text:p>
          </draw:text-box>
        </draw:frame>
        <draw:frame presentation:style-name="pr5" draw:text-style-name="P4" draw:layer="layout" svg:width="24.639cm" svg:height="15.66cm" svg:x="1.4cm" svg:y="3.914cm" presentation:class="outline" presentation:user-transformed="true">
          <draw:text-box>
            <text:list text:style-name="L4">
              <text:list-item>
                <text:p><text:span text:style-name="T2">Toyota “Stop the production line” approach (eg. At Friday we always focus on bringing back to green if we aren't)</text:span></text:p>
              </text:list-item>
              <text:list-item>
                <text:p><text:span text:style-name="T2">Have tests for the code we are working on constantly running in a separate window (can be a problem with GUI stuff), e.g. by “while true”</text:span></text:p>
              </text:list-item>
              <text:list-item>
                <text:p><text:span text:style-name="T2">Should mock more (_MUCH_ more), especially calculation. Our design does not help, but we should not trigger evaluations. That's what functional testing is for. Unit testing checks the interfaces and overall correctness. Can we mock the GUI as well?</text:span></text:p>
              </text:list-item>
              <text:list-item>
                <text:p><text:span text:style-name="T2">GUI should be tested less, or in a separate run.</text:span></text:p>
              </text:list-item>
              <text:list-item>
                <text:p><text:span text:style-name="T2">Parallelize tests via nose or testoob</text:span></text:p>
              </text:list-item>
              <text:list-item>
                <text:p><text:span text:style-name="T2">Require strict test independence (e.g. no shared files)</text:span></text:p>
              </text:list-item>
              <text:list-item>
                <text:p><text:span text:style-name="T2">Have a local test run during lunch break, push when green.</text:span></text:p>
              </text:list-item>
              <text:list-item>
                <text:p><text:span text:style-name="T2">Start the sprint from a green. Branch, feature merge back into a green state. Repeat.</text:span></text:p>
              </text:list-item>
              <text:list-item>
                <text:p><text:span text:style-name="T2">Rebase only to another green.</text:span></text:p>
              </text:list-item>
              <text:list-item>
                <text:p><text:span text:style-name="T2">Force git precommit-hooks ?</text:span></text:p>
              </text:list-item>
              <text:list-item>
                <text:p><text:span text:style-name="T2">Generational Testing? Old, generally passing tests are run less often.</text:span></text:p>
              </text:list-item>
            </text:list>
          </draw:text-box>
        </draw:frame>
        <draw:frame draw:style-name="gr21" draw:text-style-name="P2" draw:layer="layout" svg:width="0.502cm" svg:height="1.673cm" svg:x="1.674cm" svg:y="11.294cm">
          <draw:text-box>
            <text:p/>
            <text:p/>
          </draw:text-box>
        </draw:frame>
        <presentation:notes draw:style-name="dp2">
          <draw:page-thumbnail draw:style-name="gr1"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6" draw:layer="layout" svg:width="25.199cm" svg:height="1.737cm" svg:x="1.4cm" svg:y="1.266cm" presentation:class="title" presentation:user-transformed="true">
          <draw:text-box>
            <text:p>Proposed changes: Test machines</text:p>
          </draw:text-box>
        </draw:frame>
        <draw:frame draw:style-name="gr22" draw:text-style-name="P2" draw:layer="layout" svg:width="23.958cm" svg:height="9.494cm" svg:x="2.286cm" svg:y="4.572cm">
          <draw:text-box>
            <text:list text:style-name="L3">
              <text:list-item>
                <text:p>Run tests only when actual changes appear in master.</text:p>
                <text:p/>
              </text:list-item>
              <text:list-item>
                <text:p>Run functional tests only once, during the night. Not constantly.<text:line-break/></text:p>
              </text:list-item>
              <text:list-item>
                <text:p>Run tests regardless if the previous tests failed. (e.g. do run functests<text:line-break/>even if some unittests failed. Also for C++/python)<text:line-break/></text:p>
              </text:list-item>
              <text:list-item>
                <text:p>Improve the email report. Too much inbox noise.<text:line-break/></text:p>
              </text:list-item>
              <text:list-item>
                <text:p>Have a public screen hanging on the wall with test dashboard.<text:line-break/></text:p>
              </text:list-item>
              <text:list-item>
                <text:p>Improve the web report. The web report should show a git tree with passed/failed.<text:line-break/>Easier to pinpoint changes if a red occurs.</text:p>
              </text:list-item>
            </text:list>
          </draw:text-box>
        </draw:frame>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PingFang SC" svg:font-family="'PingFang SC'" style:font-family-generic="system" style:font-pitch="variable"/>
    <style:font-face style:name="WenQuanYi Micro Hei" svg:font-family="'WenQuanYi Micro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efano Borini</meta:initial-creator>
    <meta:creation-date>2014-02-17T11:19:39</meta:creation-date>
    <dc:date>2019-04-06T21:24:53.828210595</dc:date>
    <meta:editing-duration>PT2H35S</meta:editing-duration>
    <meta:editing-cycles>14</meta:editing-cycles>
    <meta:generator>LibreOffice/6.1.4.2$MacOSX_X86_64 LibreOffice_project/9d0f32d1f0b509096fd65e0d4bec26ddd1938fd3</meta:generator>
    <meta:document-statistic meta:object-count="62"/>
  </office:meta>
</office:document-meta>
</file>